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urier" svg:font-family="Courier" style:font-pitch="variable"/>
    <style:font-face style:name="F" svg:font-family="" style:font-family-generic="system" style:font-pitch="variable"/>
    <style:font-face style:name="Helvetica Neue" svg:font-family="'Helvetica Neue'" style:font-family-generic="modern" style:font-pitch="variable"/>
    <style:font-face style:name="HelveticaNowDisplay Medium" svg:font-family="'HelveticaNowDisplay Medium'"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paragraph-properties fo:text-align="center" style:justify-single-word="false"/>
      <style:text-properties style:font-name="HelveticaNowDisplay Medium" fo:font-size="24pt" style:font-size-asian="24pt" style:font-size-complex="24pt"/>
    </style:style>
    <style:style style:name="P2" style:family="paragraph" style:parent-style-name="Heading_20_1">
      <style:text-properties style:font-name="HelveticaNowDisplay Medium"/>
    </style:style>
    <style:style style:name="P3" style:family="paragraph" style:parent-style-name="Standard">
      <style:text-properties style:font-name="HelveticaNowDisplay Medium"/>
    </style:style>
    <style:style style:name="P4" style:family="paragraph" style:parent-style-name="Heading_20_1">
      <style:paragraph-properties fo:break-before="page"/>
      <style:text-properties style:font-name="HelveticaNowDisplay Medium"/>
    </style:style>
    <style:style style:name="T1" style:family="text">
      <style:text-properties officeooo:rsid="000dc479"/>
    </style:style>
    <style:style style:name="T2" style:family="text">
      <style:text-properties officeooo:rsid="000c6dc5"/>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medParse – <text:span text:style-name="T1">Quick</text:span> Overview <text:span text:style-name="T2">w/</text:span> Example<text:span text:style-name="T2">s and</text:span> Explanations</text:p>
      <text:h text:style-name="P2" text:outline-level="1">1. Introduction</text:h>
      <text:p text:style-name="P3">BiomedParse is introduced as a large-scale biomedical foundation model aimed at unifying the tasks of segmentation, detection, and recognition across multiple imaging modalities. Current approaches in medical image analysis often treat these tasks separately. By contrast, BiomedParse treats them together through an "image parsing" perspective. This unified framework helps leverage interdependencies—such as semantic labels for each object—in order to accurately analyze biomedical images with fewer manual interventions.</text:p>
      <text:h text:style-name="P2" text:outline-level="1">2. Key Concepts in BiomedParse</text:h>
      <text:p text:style-name="P3"><text:span text:style-name="T3">• Image Parsing Framework: </text:span>BiomedParse adopts the concept of image parsing to jointly handle segmentation (which outlines where an object is), detection (locating objects of interest), and recognition (assigning semantic labels to those objects).</text:p>
      <text:p text:style-name="P3"><text:span text:style-name="T3">• Bounding Box-Free Approach: </text:span>Unlike many other segmentation tools (e.g., SAM or MedSAM) that rely on bounding boxes or other manual prompts, BiomedParse can process images with a text prompt alone, e.g., "Segment the inflammatory cells in this liver pathology slide." This is facilitated by a large training set of paired images, masks, and textual descriptions.</text:p>
      <text:p text:style-name="P3"><text:span text:style-name="T3">• Object Ontology via GPT-4: </text:span>While no bounding boxes are used, there must be systematic semantic labels. The paper highlights that GPT-4 was used to create a comprehensive domain-specific ontology of 82 distinct object types across 9 imaging modalities, mapping user-provided text prompts to precise medical objects.</text:p>
      <text:p text:style-name="P3"><text:span text:style-name="T3">• Memory Parser (Potential Extension): </text:span>Although not originally integrated, the idea of adopting a memory mechanism (similar to MedSAM-2's Memory Attention) could help BiomedParse track and maintain segmentation consistency over multiple slices (i.e., 3D volumes) or in sequences of images, and reduce repeat prompts.</text:p>
      <text:h text:style-name="P2" text:outline-level="1"/>
      <text:h text:style-name="P2" text:outline-level="1"/>
      <text:h text:style-name="P4" text:outline-level="1">3. Architecture Overview</text:h>
      <text:p text:style-name="P3">BiomedParse relies on four main components:</text:p>
      <text:p text:style-name="P3"><text:span text:style-name="T3">• Image Encoder: </text:span>Learns a visual representation of the input image. The paper uses Focal as a base encoder.</text:p>
      <text:p text:style-name="P3"><text:span text:style-name="T3">• Text Encoder: </text:span>Learns the representation of text prompts in a biomedical domain (initialized with PubMedBERT). This allows the system to parse diverse queries, e.g. "adenocarcinoma in colon pathology" or "malignant tumor in breast ultrasound."</text:p>
      <text:p text:style-name="P3"><text:span text:style-name="T3">• Mask Decoder: </text:span>Combines the visual embedding from the image encoder and the textual embedding from the text encoder to produce a precise segmentation mask.</text:p>
      <text:p text:style-name="P3"><text:span text:style-name="T3">• Meta-Object Classifier: </text:span>A top-level classifier that helps label groups of objects (e.g., "tumor," "organ," "histological structure"), improving joint learning.</text:p>
      <text:h text:style-name="P2" text:outline-level="1">4. BiomedParseData</text:h>
      <text:p text:style-name="P3">• BiomedParse was trained using a custom dataset (BiomedParseData) composed of over 1 million images in 9 imaging modalities, each annotated with segmentation masks. GPT-4 was then used to categorize, align, and enrich these labels, producing a harmonized dataset of over 6 million image-mask-description triples.</text:p>
      <text:p text:style-name="P3">• Different from typical bounding-box datasets, the result is text-based or "semantic" object descriptions for everything from "neoplastic cells" to "inflamed tissue" in various imaging modalities such as CT, MRI, pathology slides, X-Ray, ultrasound, and more.</text:p>
      <text:h text:style-name="P2" text:outline-level="1">5. Segmentation, Detection, and Recognition in One Model</text:h>
      <text:p text:style-name="P3"><text:span text:style-name="T3">• Segmentation: </text:span>By unifying text queries with mask generation, BiomedParse outperforms standard bounding-box-based approaches in many scenarios, especially irregularly shaped objects like tumors.</text:p>
      <text:p text:style-name="P3"><text:span text:style-name="T3">• Detection: </text:span>The model can locate the object or objects in the image solely from textual descriptions, relying on the representation of those descriptions learned during the training phase.</text:p>
      <text:p text:style-name="P3"><text:span text:style-name="T3">• Recognition: </text:span>If users need to identify all objects present in the image, BiomedParse can iterate over every relevant label in the ontology and check whether that object appears in the image, rejecting invalid queries with a statistical test (K-S test) on the final predicted ma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urier" svg:font-family="Courier" style:font-pitch="variable"/>
    <style:font-face style:name="F" svg:font-family="" style:font-family-generic="system" style:font-pitch="variable"/>
    <style:font-face style:name="Helvetica Neue" svg:font-family="'Helvetica Neue'" style:font-family-generic="modern" style:font-pitch="variable"/>
    <style:font-face style:name="HelveticaNowDisplay Medium" svg:font-family="'HelveticaNowDisplay Medium'"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1"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4</meta:editing-cycles>
    <meta:creation-date>2013-12-23T23:15:00</meta:creation-date>
    <dc:date>2025-02-16T20:26:56.634000000</dc:date>
    <meta:editing-duration>PT18M1S</meta:editing-duration>
    <meta:generator>LibreOffice/24.8.4.2$Windows_X86_64 LibreOffice_project/bb3cfa12c7b1bf994ecc5649a80400d06cd71002</meta:generator>
    <meta:document-statistic meta:table-count="0" meta:image-count="0" meta:object-count="0" meta:page-count="2" meta:paragraph-count="21" meta:word-count="561" meta:character-count="3914" meta:non-whitespace-character-count="3375"/>
    <meta:user-defined meta:name="AppVersion">14.0000</meta:user-defined>
    <meta:template xlink:type="simple" xlink:actuate="onRequest" xlink:title="Normal.dotm" xlink:href=""/>
  </office:meta>
</office:document-meta>
</file>